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1.5cm" svg:x="2cm" svg:y="2cm">
          <text:p text:style-name="P1">gamest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cm" svg:height="1.5cm" svg:x="2cm" svg:y="5.5cm">
          <text:p text:style-name="P1">ga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25cm" svg:y1="3.5cm" svg:x2="5.25cm" svg:y2="5.5cm" draw:start-shape="id1" draw:start-glue-point="2" draw:end-shape="id2" draw:end-glue-point="0" svg:d="m5250 3500v2000">
          <text:p/>
        </draw:connector>
        <draw:connector draw:style-name="gr3" draw:text-style-name="P1" draw:layer="layout" svg:x1="5.25cm" svg:y1="3.5cm" svg:x2="5.25cm" svg:y2="5.5cm" draw:start-shape="id1" draw:start-glue-point="2" draw:end-shape="id2" svg:d="m5250 3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44S</meta:editing-duration>
    <meta:editing-cycles>4</meta:editing-cycles>
    <meta:generator>LibreOffice/3.6$Windows_x86 LibreOffice_project/da8c1e6-fd468f4-454e206-f42a4a9-143cfd</meta:generator>
    <dc:date>2012-11-27T19:15:10.83</dc:date>
    <meta:document-statistic meta:object-count="4"/>
  </office:meta>
</office:document-meta>
</file>